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6fb41" officeooo:paragraph-rsid="0006fb41"/>
    </style:style>
    <style:style style:name="P2" style:family="paragraph" style:parent-style-name="Standard">
      <style:text-properties style:font-name="Verdana" officeooo:rsid="0009e0cb" officeooo:paragraph-rsid="0009e0cb"/>
    </style:style>
    <style:style style:name="P3" style:family="paragraph" style:parent-style-name="Standard">
      <style:paragraph-properties fo:margin-top="0in" fo:margin-bottom="0in" loext:contextual-spacing="false"/>
      <style:text-properties style:font-name="Verdana" officeooo:rsid="0009e0cb" officeooo:paragraph-rsid="0009e0cb"/>
    </style:style>
    <style:style style:name="P4" style:family="paragraph" style:parent-style-name="Standard">
      <style:paragraph-properties fo:margin-top="0in" fo:margin-bottom="0in" loext:contextual-spacing="false"/>
      <style:text-properties style:font-name="Verdana" officeooo:rsid="000bece7" officeooo:paragraph-rsid="000bece7"/>
    </style:style>
    <style:style style:name="P5" style:family="paragraph" style:parent-style-name="Standard">
      <style:paragraph-properties fo:margin-top="0in" fo:margin-bottom="0in" loext:contextual-spacing="false"/>
      <style:text-properties style:font-name="Verdana" officeooo:rsid="000dc27e" officeooo:paragraph-rsid="000dc27e"/>
    </style:style>
    <style:style style:name="P6" style:family="paragraph" style:parent-style-name="Standard">
      <style:paragraph-properties fo:margin-top="0in" fo:margin-bottom="0in" loext:contextual-spacing="false"/>
      <style:text-properties style:font-name="Verdana" officeooo:rsid="001072df" officeooo:paragraph-rsid="001072df"/>
    </style:style>
    <style:style style:name="P7" style:family="paragraph" style:parent-style-name="Standard">
      <style:paragraph-properties fo:margin-top="0in" fo:margin-bottom="0in" loext:contextual-spacing="false"/>
      <style:text-properties style:font-name="Verdana" officeooo:rsid="00116596" officeooo:paragraph-rsid="00116596"/>
    </style:style>
    <style:style style:name="P8" style:family="paragraph" style:parent-style-name="Standard">
      <style:paragraph-properties fo:margin-top="0in" fo:margin-bottom="0in" loext:contextual-spacing="false"/>
      <style:text-properties style:font-name="Verdana" officeooo:rsid="001432a1" officeooo:paragraph-rsid="001432a1"/>
    </style:style>
    <style:style style:name="P9" style:family="paragraph" style:parent-style-name="Standard">
      <style:paragraph-properties fo:margin-top="0in" fo:margin-bottom="0in" loext:contextual-spacing="false"/>
      <style:text-properties style:font-name="Verdana" officeooo:rsid="001432a1" officeooo:paragraph-rsid="001bb8c9"/>
    </style:style>
    <style:style style:name="T1" style:family="text">
      <style:text-properties officeooo:rsid="000bece7"/>
    </style:style>
    <style:style style:name="T2" style:family="text">
      <style:text-properties officeooo:rsid="000dc27e"/>
    </style:style>
    <style:style style:name="T3" style:family="text">
      <style:text-properties officeooo:rsid="000f3bb8"/>
    </style:style>
    <style:style style:name="T4" style:family="text">
      <style:text-properties officeooo:rsid="0018481a"/>
    </style:style>
    <style:style style:name="T5" style:family="text">
      <style:text-properties officeooo:rsid="00191c06"/>
    </style:style>
    <style:style style:name="T6" style:family="text">
      <style:text-properties officeooo:rsid="001b9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/4/2024 <text:s text:c="2"/>"A day in the life"</text:p>
      <text:p text:style-name="P1"/>
      <text:p text:style-name="P3">My alarm is set for 6:15am <text:span text:style-name="T6">every day.</text:span></text:p>
      <text:p text:style-name="P3"/>
      <text:p text:style-name="P3">While I was still working my early alarm was set for 5:30 and the later one for 6. Of course, when you're retired you don't have to get out of bed at any particular time. However, I know me, and if I don't have to get out of bed I'll sleep most of the morning, if not until noon. That's why one of the first things I decided when I retired was to set my early alarm for 6:30 and the later one for 7. This works fairly well for me and, in fact, in the last month or so I moved my early alarm to 6:15 and dispensed with the later one. Many mornings I'm awake before the alarm.</text:p>
      <text:p text:style-name="P3"/>
      <text:p text:style-name="P3"><text:span text:style-name="T1">Often</text:span> I don't want to get out of bed. The first thing I do, though, is take my blood pressure, sitting in my living room, before going back to bed to do my physical therapy exercises.</text:p>
      <text:p text:style-name="P3"/>
      <text:p text:style-name="P4">I've taken up a morning practice consisting of meditation,reading, yoga and mindful walking, usually to different music playlists. <text:span text:style-name="T2">This helps to center me before a period of journalling.</text:span></text:p>
      <text:p text:style-name="P4"/>
      <text:p text:style-name="P5">After this morning practice I'm ready to respond to my messages. Some mornings I go to the gym and other mornings I have social engagements. My afternoon is devoted to focused project time. One advantage of being retired is having the freedom to work on projects of my own choosing, <text:span text:style-name="T3">usually related to developing computer and data management skills.</text:span></text:p>
      <text:p text:style-name="P5"/>
      <text:p text:style-name="P5">In the evening I have meetings or other social engagements, before time for TV.</text:p>
      <text:p text:style-name="P6">I probably stay up too late, but this helps to counter periods of insomnia.</text:p>
      <text:p text:style-name="P6"/>
      <text:p text:style-name="P7"><text:span text:style-name="T4">Being</text:span> retired <text:span text:style-name="T5">I'm</text:span> responsible for structuring my own time. This outline shows that I'm not going to accomplish what I need to in retirement without some self-discipline. My working life was discipline imposed by others. It can be a positive thing to have other people set patterns of accounability and focus. When this influence goes away, we're left with filling that void. It can be a challenge to set achievable goals and be able to assess progress.</text:p>
      <text:p text:style-name="P7"/>
      <text:p text:style-name="P9">I've found that working with a thereapist and feedback from peer groups helps to navigate these challenges successfully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M2S</meta:editing-duration>
    <meta:editing-cycles>19</meta:editing-cycles>
    <meta:generator>LibreOffice/5.4.3.2$Windows_X86_64 LibreOffice_project/92a7159f7e4af62137622921e809f8546db437e5</meta:generator>
    <dc:date>2024-06-13T11:12:45.267000000</dc:date>
    <meta:document-statistic meta:table-count="0" meta:image-count="0" meta:object-count="0" meta:page-count="1" meta:paragraph-count="10" meta:word-count="380" meta:character-count="2085" meta:non-whitespace-character-count="1713"/>
    <meta:user-defined meta:name="Info 1"/>
    <meta:user-defined meta:name="Info 2"/>
    <meta:user-defined meta:name="Info 3"/>
    <meta:user-defined meta:name="Info 4"/>
  </office:meta>
</office:document-meta>
</file>